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5bbe35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1" style:family="paragraph" style:parent-style-name="Standard">
      <style:text-properties officeooo:paragraph-rsid="0f1c472f"/>
    </style:style>
    <style:style style:name="P62" style:family="paragraph" style:parent-style-name="Standard">
      <style:text-properties officeooo:paragraph-rsid="0f3ae219"/>
    </style:style>
    <style:style style:name="P63" style:family="paragraph" style:parent-style-name="Standard">
      <style:text-properties officeooo:paragraph-rsid="0f3d081d"/>
    </style:style>
    <style:style style:name="P64" style:family="paragraph" style:parent-style-name="Footnote">
      <style:text-properties officeooo:rsid="043ccc66" officeooo:paragraph-rsid="0f40045a"/>
    </style:style>
    <style:style style:name="P65" style:family="paragraph" style:parent-style-name="Footnote">
      <style:text-properties officeooo:rsid="043ccc66" officeooo:paragraph-rsid="0f4dc0dc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a0ab6e"/>
    </style:style>
    <style:style style:name="P84" style:family="paragraph" style:parent-style-name="Standard">
      <style:text-properties officeooo:paragraph-rsid="0fc8e1b1"/>
    </style:style>
    <style:style style:name="P85" style:family="paragraph" style:parent-style-name="Footnote">
      <style:text-properties officeooo:paragraph-rsid="0fde5261" fo:background-color="transparent"/>
    </style:style>
    <style:style style:name="P86" style:family="paragraph" style:parent-style-name="Standard">
      <style:text-properties officeooo:paragraph-rsid="0fdfc605"/>
    </style:style>
    <style:style style:name="P87" style:family="paragraph" style:parent-style-name="Standard">
      <style:text-properties officeooo:paragraph-rsid="0ff09601"/>
    </style:style>
    <style:style style:name="P88" style:family="paragraph" style:parent-style-name="Footnote">
      <style:text-properties officeooo:paragraph-rsid="101b7bd9"/>
    </style:style>
    <style:style style:name="P89" style:family="paragraph" style:parent-style-name="Footnote">
      <style:text-properties officeooo:paragraph-rsid="101f3d54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9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language="en" fo:country="GB"/>
    </style:style>
    <style:style style:name="T24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officeooo:rsid="0f28d107"/>
    </style:style>
    <style:style style:name="T245" style:family="text">
      <style:text-properties fo:language="en" fo:country="GB" officeooo:rsid="0fed6741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0"><text:span text:style-name="Strong_20_Emphasis"><text:span text:style-name="T124">Checklist for installing </text:span>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Strong_20_Emphasis"><text:span text:style-name="T125"><text:user-field-get text:name="Version">24.04</text:user-field-get></text:span></text:span><text:span text:style-name="Strong_20_Emphasis"><text:span text:style-name="T126"><text:note text:id="ftn1" text:note-class="footnote"><text:note-citation>1</text:note-citation><text:note-body><text:p text:style-name="P89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</text:span><text:span text:style-name="Strong_20_Emphasis"><text:span text:style-name="T253"><text:user-field-get text:name="Edition">Desktop</text:user-field-get></text:span></text:span><text:span text:style-name="T249"><text:s/>(codename noble) from April </text:span><text:span text:style-name="Strong_20_Emphasis"><text:span text:style-name="T254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7"><text:s/>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20"><text:span text:style-name="Strong_20_Emphasis"><text:span text:style-name="T89"/></text:span></text:p>
      <text:p text:style-name="P20"><text:span text:style-name="Strong_20_Emphasis"><text:span text:style-name="T193">This is a fillable PDF, no printing required.</text:span></text:span></text:p>
      <text:p text:style-name="P21"><text:span text:style-name="Strong_20_Emphasis"><text:span text:style-name="T123"/></text:span></text:p>
      <text:p text:style-name="P9"><text:span text:style-name="T143">Fill in the </text:span><text:span text:style-name="Strong_20_Emphasis"><text:span text:style-name="T60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7"><text:span text:style-name="Definition"><text:span text:style-name="T243">user</text:span></text:span><text:span text:style-name="T195"><text:tab/><text:tab/></text:span><text:span text:style-name="T205"> <text:tab/><text:tab/><text:tab/> </text:span><text:span text:style-name="T196"><draw:control text:anchor-type="as-char" svg:y="-0.4cm" draw:z-index="7" draw:name="Gebruiker" draw:style-name="gr2" draw:text-style-name="P98" svg:width="6.4cm" svg:height="0.6cm" draw:control="control6"><svg:title>Gebruiker</svg:title><svg:desc>Volledige naam, bijv. Jan Stek</svg:desc></draw:control></text:span><text:span text:style-name="T196"><text:s text:c="2"/></text:span><text:span text:style-name="T197">[</text:span><text:span text:style-name="T204">F</text:span><text:span text:style-name="T198">ull </text:span><text:span text:style-name="T206">na</text:span><text:span text:style-name="T208">me,</text:span><text:span text:style-name="T206"> </text:span><text:span text:style-name="T208">e.g.</text:span><text:span text:style-name="T206"> </text:span><text:span text:style-name="T207">J</text:span><text:span text:style-name="T210">ohn Doe</text:span><text:span text:style-name="T213">]</text:span></text:p>
      <text:p text:style-name="P61"><text:span text:style-name="Definition"><text:span text:style-name="T212">USER</text:span></text:span><text:span text:style-name="Definition"><text:span text:style-name="T242">na</text:span></text:span><text:span text:style-name="Definition"><text:span text:style-name="T244">me</text:span></text:span><text:span text:style-name="T211"><text:tab/><text:tab/><text:tab/> </text:span><text:span text:style-name="T211"><draw:control text:anchor-type="as-char" svg:y="-0.4cm" draw:z-index="16" draw:name="Gberuikersnaam 2" draw:style-name="gr2" draw:text-style-name="P98" svg:width="6.4cm" svg:height="0.6cm" draw:control="control15"><svg:title>Gebruikersnaam</svg:title><svg:desc>Korte naam, bijv. jan</svg:desc></draw:control></text:span><text:span text:style-name="T211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6">oh</text:span><text:span text:style-name="T134">n</text:span><text:span text:style-name="T135">]</text:span></text:p>
      <text:p text:style-name="P6"><text:span text:style-name="Definition"><text:span text:style-name="T242">COMPUTERNA</text:span></text:span><text:span text:style-name="Definition"><text:span text:style-name="T244">me</text:span></text:span><text:span text:style-name="T214"><text:tab/> </text:span><text:span text:style-name="T242"><draw:control text:anchor-type="as-char" svg:y="-0.4cm" draw:z-index="8" draw:name="Computernaam" draw:style-name="gr2" draw:text-style-name="P98" svg:width="6.4cm" svg:height="0.6cm" draw:control="control7"><svg:title>Computernaam</svg:title><svg:desc>Unieke naam van de computer</svg:desc></draw:control></text:span><text:span text:style-name="T242"><text:s text:c="2"/></text:span><text:span text:style-name="T215">[</text:span><text:span text:style-name="T221">N</text:span><text:span text:style-name="T216">a</text:span><text:span text:style-name="T220">me of the</text:span><text:span text:style-name="T216"> compute</text:span><text:span text:style-name="T217">r, </text:span><text:span text:style-name="T220">e.g.</text:span><text:span text:style-name="T218"> </text:span><text:span text:style-name="T219">pc02</text:span><text:span text:style-name="T215">]</text:span></text:p>
      <text:p text:style-name="P10"><text:span text:style-name="Definition"><text:span text:style-name="T223">USER</text:span></text:span><text:span text:style-name="T222"><text:tab/><text:tab/></text:span><text:span text:style-name="T205"> <text:tab/><text:tab/><text:tab/> </text:span><text:span text:style-name="T196"><draw:control text:anchor-type="as-char" svg:y="-0.4cm" draw:z-index="13" draw:name="Gebruiker 1" draw:style-name="gr2" draw:text-style-name="P98" svg:width="6.4cm" svg:height="0.6cm" draw:control="control12"><svg:title>Gebruiker</svg:title><svg:desc>Volledige naam, bijv. Jan Stek</svg:desc></draw:control></text:span><text:span text:style-name="T196"><text:s text:c="2"/></text:span><text:span text:style-name="T197">[</text:span><text:span text:style-name="T204">F</text:span><text:span text:style-name="T199">ull </text:span><text:span text:style-name="T200">na</text:span><text:span text:style-name="T201">me</text:span><text:span text:style-name="T200"> possibly </text:span><text:span text:style-name="T203">2</text:span><text:span text:style-name="T236">nd</text:span><text:span text:style-name="T203"> </text:span><text:span text:style-name="T202">user</text:span><text:span text:style-name="T209">]</text:span></text:p>
      <text:p text:style-name="P86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30"><text:tab/><text:tab/><text:tab/> </text:span></text:span><text:span text:style-name="T211"><draw:control text:anchor-type="as-char" svg:y="-0.4cm" draw:z-index="14" draw:name="Gberuikersnaam 1" draw:style-name="gr2" draw:text-style-name="P98" svg:width="6.4cm" svg:height="0.6cm" draw:control="control13"><svg:title>Gebruikersnaam</svg:title><svg:desc>Korte naam, bijv. jan</svg:desc></draw:control></text:span><text:span text:style-name="T211"><text:s text:c="2"/></text:span><text:span text:style-name="T227">[</text:span><text:span text:style-name="T229">U</text:span><text:span text:style-name="T228">ser</text:span><text:span text:style-name="T226"> </text:span><text:span text:style-name="T232">na</text:span><text:span text:style-name="T233">me</text:span><text:span text:style-name="T232"> possibly </text:span><text:span text:style-name="T235">2</text:span><text:span text:style-name="T237">nd</text:span><text:span text:style-name="T235"> </text:span><text:span text:style-name="T234">user</text:span><text:span text:style-name="T231">]</text:span></text:p>
      <text:p text:style-name="P8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32">te</text:span></text:span><text:span text:style-name="Strong_20_Emphasis"><text:span text:style-name="T48">x</text:span></text:span><text:span text:style-name="Strong_20_Emphasis"><text:span text:style-name="T32">t </text:span></text:span><text:span text:style-name="Strong_20_Emphasis"><text:span text:style-name="T48">box</text:span></text:span><text:span text:style-name="T137">.</text:span></text:p>
      <text:p text:style-name="P46"/>
      <text:p text:style-name="P46"/>
      <text:p text:style-name="P95"><text:span text:style-name="T147">Not yet on Linux?</text:span><text:span text:style-name="T138"><text:tab/></text:span><text:span text:style-name="Strong_20_Emphasis"><text:span text:style-name="T92"><draw:control text:anchor-type="as-char" draw:z-index="24" draw:name="Vorm3" draw:style-name="gr1" draw:text-style-name="P97" svg:width="0.35cm" svg:height="0.35cm" draw:control="control23"/></text:span></text:span><text:span text:style-name="T145">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96"><text:span text:style-name="T165">New installation?</text:span><text:span text:style-name="T167"><text:tab/><text:tab/></text:span><text:span text:style-name="Strong_20_Emphasis"><text:span text:style-name="T93"><draw:control text:anchor-type="as-char" draw:z-index="25" draw:name="Vorm 2" draw:style-name="gr1" draw:text-style-name="P97" svg:width="0.35cm" svg:height="0.35cm" draw:control="control24"/></text:span></text:span><text:span text:style-name="T170"><text:tab/>Start at chapter</text:span><text:span text:style-name="T167"> </text:span><text:span text:style-name="T165"><text:bookmark-ref text:reference-format="page" text:ref-name="__RefNumPara__4009_1271708128">2</text:bookmark-ref></text:span><text:span text:style-name="T167"><text:s text:c="2"/></text:span><text:span text:style-name="T166"><text:bookmark-ref text:reference-format="text" text:ref-name="__RefNumPara__4009_1271708128">Perform installation</text:bookmark-ref></text:span><text:span text:style-name="T168">.</text:span></text:p>
      <text:p text:style-name="P28"/>
      <text:p text:style-name="P28"/>
      <text:list text:style-name="L1">
        <text:list-item>
          <text:p text:style-name="P92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1" draw:name="Vorm3_0" draw:style-name="gr1" draw:text-style-name="P9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0" draw:name="Vorm3_ 1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4"><text:span text:style-name="User_20_Entry"><text:span text:style-name="T94">Login any additional </text:span></text:span><text:span text:style-name="Definition"><text:span text:style-name="T241">USER</text:span></text:span><text:span text:style-name="User_20_Entry"><text:span text:style-name="T97">s</text:span></text:span><text:span text:style-name="User_20_Entry"><text:span text:style-name="T100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3"><draw:control text:anchor-type="as-char" draw:z-index="2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33">Install </text:span></text:span><text:span text:style-name="Strong_20_Emphasis"><text:span text:style-name="T61">Debian-</text:span></text:span><text:span text:style-name="Strong_20_Emphasis"><text:span text:style-name="T34">pa</text:span></text:span><text:span text:style-name="Strong_20_Emphasis"><text:span text:style-name="T49">ckage</text:span></text:span><text:span text:style-name="Strong_20_Emphasis"><text:span text:style-name="T34"> kz</text:span></text:span><text:span text:style-name="Strong_20_Emphasis"><text:span text:style-name="T34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8"><text:span text:style-name="Strong_20_Emphasis"><text:span text:style-name="T55">P</text:span></text:span><text:span text:style-name="Strong_20_Emphasis"><text:span text:style-name="T34">ress the </text:span></text:span><text:span text:style-name="Strong_20_Emphasis"><text:span text:style-name="T121">Super</text:span></text:span><text:span text:style-name="Strong_20_Emphasis"><text:span text:style-name="T31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47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7">ter</text:span></text:span><text:span text:style-name="Strong_20_Emphasis"><text:span text:style-name="T68">m</text:span></text:span><text:span text:style-name="Strong_20_Emphasis"><text:span text:style-name="T39"> </text:span></text:span><text:span text:style-name="Strong_20_Emphasis"><text:span text:style-name="T51">and click the </text:span></text:span><text:span text:style-name="Strong_20_Emphasis"><text:span text:style-name="T69">Terminal</text:span></text:span><text:span text:style-name="Strong_20_Emphasis"><text:span text:style-name="T51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3"/></text:span></text:p>
          </table:table-cell>
          <table:table-cell table:style-name="_31_._5f_Installatie_5f_voorbereiden.D5" office:value-type="string">
            <text:p text:style-name="P62"><text:span text:style-name="T13">Type these two commands, each followed by the</text:span><text:span text:style-name="Strong_20_Emphasis"><text:span text:style-name="T39"> </text:span></text:span><text:span text:style-name="Strong_20_Emphasis"><text:span text:style-name="T122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6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3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3"><draw:control text:anchor-type="as-char" draw:z-index="21" draw:name="Vorm 3" draw:style-name="gr1" draw:text-style-name="P97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3"><text:span text:style-name="Strong_20_Emphasis"><text:span text:style-name="T3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8"><text:span text:style-name="Strong_20_Emphasis"><text:span text:style-name="T55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21">Super</text:span></text:span><text:span text:style-name="Strong_20_Emphasis"><text:span text:style-name="T35"> key</text:span></text:span><text:span text:style-name="Strong_20_Emphasis"><text:span text:style-name="T24">4</text:span></text:span><text:span text:style-name="Strong_20_Emphasis"><text:span text:style-name="T35">, type </text:span></text:span><text:span text:style-name="Strong_20_Emphasis"><text:span text:style-name="T71">menu</text:span></text:span><text:span text:style-name="Strong_20_Emphasis"><text:span text:style-name="T35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5"><text:span text:style-name="Strong_20_Emphasis"><text:span text:style-name="T41">Select </text:span></text:span><text:span text:style-name="Strong_20_Emphasis"><text:span text:style-name="T72">1 <text:s/>Prepar</text:span></text:span><text:span text:style-name="Strong_20_Emphasis"><text:span text:style-name="T75">e</text:span></text:span><text:span text:style-name="Strong_20_Emphasis"><text:span text:style-name="T72"> installation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3" office:value-type="string">
            <text:p text:style-name="P56"><text:span text:style-name="Strong_20_Emphasis"><text:span text:style-name="T40">Follow the instructions on the screen.</text:span></text:span></text:p>
          </table:table-cell>
        </table:table-row>
      </table:table>
      <text:p text:style-name="P16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3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53">Boot the computer from</text:span><text:span text:style-name="T161"><text:note text:id="ftn5" text:note-class="footnote"><text:note-citation>1</text:note-citation><text:note-body><text:p text:style-name="P85"><text:span text:style-name="T101">Boot menu/Setup via one of the </text:span><text:span text:style-name="T102">f</text:span><text:span text:style-name="T101">requently used keys:</text:span> <text:span text:style-name="T248">Esc</text:span><text:span text:style-name="T242">, </text:span><text:span text:style-name="T248">Delete</text:span><text:span text:style-name="T242">, </text:span><text:span text:style-name="T248">F1</text:span><text:span text:style-name="T242">, </text:span><text:span text:style-name="T248">F2</text:span><text:span text:style-name="T242">, </text:span><text:span text:style-name="T248">F9</text:span><text:span text:style-name="T242">, </text:span><text:span text:style-name="T248">F10</text:span><text:span text:style-name="T242">, </text:span><text:span text:style-name="T248">F11</text:span><text:span text:style-name="T242">, </text:span><text:span text:style-name="T245">or </text:span><text:span text:style-name="T248">F12</text:span><text:span text:style-name="T242">.</text:span></text:p></text:note-body></text:note></text:span><text:span text:style-name="T153"> an</text:span><text:span text:style-name="T157"> </text:span><text:span text:style-name="Strong_20_Emphasis"><text:span text:style-name="T131"><text:user-field-get text:name="Distro">Ubuntu</text:user-field-get></text:span></text:span><text:span text:style-name="T160"><text:s/></text:span><text:span text:style-name="T132"><text:user-field-get text:name="Version">24.04</text:user-field-get></text:span><text:span text:style-name="T13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4">ive</text:span><text:span text:style-name="T84"><text:note text:id="ftn6" text:note-class="footnote"><text:note-citation>2</text:note-citation><text:note-body><text:p text:style-name="P83"><text:span text:style-name="T18">From a Live USB stick you can boot and work with </text:span><text:span text:style-name="Strong_20_Emphasis"><text:span text:style-name="T164"><text:user-field-get text:name="Distro">Ubuntu</text:user-field-get></text:span></text:span><text:span text:style-name="Strong_20_Emphasis"><text:span text:style-name="T164"><text:s/></text:span></text:span><text:span text:style-name="T18">without modifying any files on the hard drive and also allows installation of </text:span><text:span text:style-name="Strong_20_Emphasis"><text:span text:style-name="T164"><text:user-field-get text:name="Distro">Ubuntu</text:user-field-get></text:span></text:span><text:span text:style-name="Strong_20_Emphasis"><text:span text:style-name="T164">.</text:span></text:span></text:p></text:note-body></text:note></text:span><text:span text:style-name="T153"> USB stick</text:span><text:span text:style-name="T85"><text:note text:id="ftn7" text:note-class="footnote"><text:note-citation>3</text:note-citation><text:note-body><text:p text:style-name="P88"><text:span text:style-name="Strong_20_Emphasis"><text:span text:style-name="T95">Create a bootable USB stick:<text:line-break/>Download a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Edition">Desktop</text:user-field-get></text:span></text:span><text:span text:style-name="Strong_20_Emphasis"><text:span text:style-name="T95"><text:s/></text:span></text:span><text:span text:style-name="Strong_20_Emphasis"><text:span text:style-name="T98"><text:user-field-get text:name="Version">24.04</text:user-field-get></text:span></text:span><text:span text:style-name="Strong_20_Emphasis"><text:span text:style-name="T98"><text:s/></text:span></text:span><text:span text:style-name="Strong_20_Emphasis"><text:span text:style-name="T99">LTS </text:span></text:span><text:span text:style-name="Strong_20_Emphasis"><text:span text:style-name="T95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96">.</text:span></text:span><text:span text:style-name="Strong_20_Emphasis"><text:span text:style-name="T95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9">karelzimmer.nl/en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6"><text:span text:style-name="T133">Select</text:span><text:span text:style-name="Strong_20_Emphasis"><text:span text:style-name="T64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17" draw:name="Vorm 5" draw:style-name="gr1" draw:text-style-name="P9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3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0"/></text:span></text:p>
          </table:table-cell>
          <table:table-cell table:style-name="_32_._5f_Installatie_5f_uitvoeren.C6" office:value-type="string">
            <text:p text:style-name="P56"><text:span text:style-name="Strong_20_Emphasis"><text:span text:style-name="T115">Follow the instructions on the </text:span></text:span><text:span text:style-name="Strong_20_Emphasis"><text:span text:style-name="T116">installation </text:span></text:span><text:span text:style-name="Strong_20_Emphasis"><text:span text:style-name="T115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3"><draw:control text:anchor-type="as-char" draw:z-index="15" draw:name="Vorm 1" draw:style-name="gr1" draw:text-style-name="P97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4"><text:span text:style-name="T188">At</text:span><text:span text:style-name="T184"> </text:span><text:span text:style-name="Strong_20_Emphasis"><text:span text:style-name="T194">Create your account</text:span></text:span><text:span text:style-name="Strong_20_Emphasis"><text:span text:style-name="T181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3"><text:span text:style-name="Strong_20_Emphasis"><text:span text:style-name="T182">E</text:span></text:span><text:span text:style-name="T184">nter your </text:span><text:span text:style-name="T191">Your n</text:span><text:span text:style-name="T190">ame </text:span><text:span text:style-name="Definition"><text:span text:style-name="T14">USER</text:span></text:span><text:span text:style-name="Strong_20_Emphasis"><text:span text:style-name="T180">, <text:line-break/></text:span></text:span><text:span text:style-name="Strong_20_Emphasis"><text:span text:style-name="T186">Y</text:span></text:span><text:span text:style-name="Strong_20_Emphasis"><text:span text:style-name="T185">our computer</text:span></text:span><text:span text:style-name="Strong_20_Emphasis"><text:span text:style-name="T186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9">,<text:line-break/></text:span></text:span><text:span text:style-name="Strong_20_Emphasis"><text:span text:style-name="T187">Pick</text:span></text:span><text:span text:style-name="Strong_20_Emphasis"><text:span text:style-name="T185"> a username</text:span></text:span><text:span text:style-name="Strong_20_Emphasis"><text:span text:style-name="T179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9">, </text:span></text:span><text:span text:style-name="Strong_20_Emphasis"><text:span text:style-name="T183">and</text:span></text:span><text:span text:style-name="Strong_20_Emphasis"><text:span text:style-name="T179"><text:line-break/></text:span></text:span><text:span text:style-name="Strong_20_Emphasis"><text:span text:style-name="T178">enter a </text:span></text:span><text:span text:style-name="Strong_20_Emphasis"><text:span text:style-name="T189">password</text:span></text:span><text:span text:style-name="Strong_20_Emphasis"><text:span text:style-name="T178"> twice.</text:span></text:span></text:p>
          </table:table-cell>
        </table:table-row>
      </table:table>
      <text:p text:style-name="P48"><text:span text:style-name="Strong_20_Emphasis"><text:span text:style-name="T65"/></text:span></text:p>
      <text:list text:continue-numbering="true" text:style-name="L1">
        <text:list-item>
          <text:p text:style-name="P91"><text:span text:style-name="Strong_20_Emphasis"><text:span text:style-name="T83">Finish installation</text:span></text:span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3"><draw:control text:anchor-type="as-char" draw:z-index="5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2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91"><draw:control text:anchor-type="as-char" draw:z-index="22" draw:name="Vorm4_ 1" draw:style-name="gr1" draw:text-style-name="P97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3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3">Install </text:span></text:span><text:span text:style-name="Strong_20_Emphasis"><text:span text:style-name="T61">Debian-</text:span></text:span><text:span text:style-name="Strong_20_Emphasis"><text:span text:style-name="T34">pa</text:span></text:span><text:span text:style-name="Strong_20_Emphasis"><text:span text:style-name="T49">ckage</text:span></text:span><text:span text:style-name="Strong_20_Emphasis"><text:span text:style-name="T34"> kz</text:span></text:span><text:span text:style-name="Strong_20_Emphasis"><text:span text:style-name="T34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9"><text:span text:style-name="Strong_20_Emphasis"><text:span text:style-name="T56">P</text:span></text:span><text:span text:style-name="Strong_20_Emphasis"><text:span text:style-name="T34">ress the </text:span></text:span><text:span text:style-name="Strong_20_Emphasis"><text:span text:style-name="T121">Super</text:span></text:span><text:span text:style-name="Strong_20_Emphasis"><text:span text:style-name="T31"> </text:span></text:span><text:span text:style-name="Strong_20_Emphasis"><text:span text:style-name="T50">key</text:span></text:span><text:span text:style-name="Strong_20_Emphasis"><text:span text:style-name="T25">1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7">ter</text:span></text:span><text:span text:style-name="Strong_20_Emphasis"><text:span text:style-name="T68">m</text:span></text:span><text:span text:style-name="Strong_20_Emphasis"><text:span text:style-name="T39"> </text:span></text:span><text:span text:style-name="Strong_20_Emphasis"><text:span text:style-name="T51">and click the </text:span></text:span><text:span text:style-name="Strong_20_Emphasis"><text:span text:style-name="T69">Terminal</text:span></text:span><text:span text:style-name="Strong_20_Emphasis"><text:span text:style-name="T51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66"><text:span text:style-name="T15">Type these two commands, each followed by the</text:span><text:span text:style-name="Strong_20_Emphasis"><text:span text:style-name="T39"> </text:span></text:span><text:span text:style-name="Strong_20_Emphasis"><text:span text:style-name="T122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3"><draw:control text:anchor-type="as-char" draw:z-index="6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7"><text:span text:style-name="Strong_20_Emphasis"><text:span text:style-name="T57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1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45">, type </text:span></text:span><text:span text:style-name="Strong_20_Emphasis"><text:span text:style-name="T73">menu</text:span></text:span><text:span text:style-name="Strong_20_Emphasis"><text:span text:style-name="T45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3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2">Se</text:span></text:span><text:span text:style-name="Strong_20_Emphasis"><text:span text:style-name="T52">lect</text:span></text:span><text:span text:style-name="Strong_20_Emphasis"><text:span text:style-name="T42"> </text:span></text:span><text:span text:style-name="Strong_20_Emphasis"><text:span text:style-name="T80">3</text:span></text:span><text:span text:style-name="Strong_20_Emphasis"><text:span text:style-name="T79"> <text:s/></text:span></text:span><text:span text:style-name="Strong_20_Emphasis"><text:span text:style-name="T81">Finish installatio</text:span></text:span><text:span text:style-name="Strong_20_Emphasis"><text:span text:style-name="T82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</table:table>
      <text:p text:style-name="P49"><text:span text:style-name="Strong_20_Emphasis"><text:span text:style-name="T27"><text:tab/></text:span></text:span></text:p>
      <text:p text:style-name="P50"><text:span text:style-name="Strong_20_Emphasis"><text:span text:style-name="T43"/></text:span></text:p>
      <text:p text:style-name="P51"><text:span text:style-name="Strong_20_Emphasis"><text:span text:style-name="T40"/></text:span></text:p>
      <text:list text:continue-numbering="true" text:style-name="L1">
        <text:list-item>
          <text:p text:style-name="P94"><text:span text:style-name="Strong_20_Emphasis"><text:span text:style-name="T17">P</text:span></text:span><text:span text:style-name="Strong_20_Emphasis"><text:span text:style-name="T192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3"><draw:control text:anchor-type="as-char" draw:z-index="10" draw:name="Vorm40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3"><draw:control text:anchor-type="as-char" draw:z-index="18" draw:name="Vorm40_ 1" draw:style-name="gr1" draw:text-style-name="P97" svg:width="0.35cm" svg:height="0.35cm" draw:control="control17"/></text:span></text:span></text:p>
          </table:table-cell>
          <table:table-cell table:style-name="Tabel2.D1" office:value-type="string">
            <text:p text:style-name="P22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9" text:note-class="footnote"><text:note-citation>1</text:note-citation><text:note-body><text:p text:style-name="P65"><text:span text:style-name="User_20_Entry"><text:span text:style-name="T107">Login any additional </text:span></text:span><text:span text:style-name="Definition"><text:span text:style-name="T240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91"><draw:control text:anchor-type="as-char" draw:z-index="23" draw:name="Vorm4_ 2" draw:style-name="gr1" draw:text-style-name="P97" svg:width="0.35cm" svg:height="0.35cm" draw:control="control22"/></text:span></text:span></text:p>
          </table:table-cell>
          <table:table-cell table:style-name="Tabel2.D2" office:value-type="string">
            <text:p text:style-name="P32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2" draw:name="Vorm40_2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9" draw:name="Vorm40_ 2" draw:style-name="gr1" draw:text-style-name="P97" svg:width="0.35cm" svg:height="0.35cm" draw:control="control18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59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7"><text:span text:style-name="Strong_20_Emphasis"><text:span text:style-name="T58">P</text:span></text:span><text:span text:style-name="Strong_20_Emphasis"><text:span text:style-name="T47">ress the </text:span></text:span><text:span text:style-name="Strong_20_Emphasis"><text:span text:style-name="T121">Super</text:span></text:span><text:span text:style-name="Strong_20_Emphasis"><text:span text:style-name="T47"> key</text:span></text:span><text:span text:style-name="Strong_20_Emphasis"><text:span text:style-name="T26"><text:note text:id="ftn10" text:note-class="footnote"><text:note-citation>2</text:note-citation><text:note-body><text:p text:style-name="P47"><text:span text:style-name="T175">The </text:span><text:span text:style-name="T177">Super</text:span><text:span text:style-name="T175"> key is the Windows key, Command key (Apple), or Magnifier key </text:span><text:span text:style-name="T176">(Chromebook)</text:span><text:span text:style-name="T175">.</text:span></text:p></text:note-body></text:note></text:span></text:span><text:span text:style-name="Strong_20_Emphasis"><text:span text:style-name="T47">, type </text:span></text:span><text:span text:style-name="Strong_20_Emphasis"><text:span text:style-name="T74">menu</text:span></text:span><text:span text:style-name="Strong_20_Emphasis"><text:span text:style-name="T47"> and click on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2"> </text:span></text:span><text:span text:style-name="Strong_20_Emphasis"><text:span text:style-name="T80">4 <text:s/></text:span></text:span><text:span text:style-name="Strong_20_Emphasis"><text:span text:style-name="T70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34"/>
      <text:p text:style-name="P35"/>
      <text:p text:style-name="P45"><text:span text:style-name="T173">End of checklist,</text:span><text:span text:style-name="T174"> </text:span><text:span text:style-name="Strong_20_Emphasis"><text:span text:style-name="T130"><text:user-field-get text:name="Distro">Ubuntu</text:user-field-get></text:span></text:span><text:span text:style-name="T172"><text:s/></text:span><text:span text:style-name="T171"><text:user-field-get text:name="Version">24.04</text:user-field-get></text:span><text:span text:style-name="T171"><text:s/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73">installation is complete.</text:span></text:p>
      <text:p text:style-name="P19"/>
      <text:p text:style-name="P11"><text:span text:style-name="Emphasis"><text:span text:style-name="T258">Written</text:span></text:span><text:span text:style-name="Emphasis"><text:span text:style-name="T259"> </text:span></text:span><text:span text:style-name="Emphasis"><text:span text:style-name="T258">by</text:span></text:span><text:span text:style-name="Emphasis"><text:span text:style-name="T25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0">.</text:span></text:span></text:p>
      <text:p text:style-name="P12"><text:span text:style-name="Emphasis"><text:span text:style-name="T256">C</text:span></text:span><text:span text:style-name="Emphasis"><text:span text:style-name="T257">C0</text:span></text:span><text:span text:style-name="Emphasis"><text:span text:style-name="T260"> 1.0 </text:span></text:span><text:span text:style-name="Emphasis"><text:span text:style-name="T261">Universal</text:span></text:span><text:span text:style-name="Emphasis"><text:span text:style-name="T255"> </text:span></text:span><text:span text:style-name="Emphasis"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7T08:36:30.997096337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6:30.789739918</dc:date>
    <meta:keyword>Installatie</meta:keyword>
    <meta:keyword>Checklist</meta:keyword>
    <meta:keyword>Linux</meta:keyword>
    <meta:editing-cycles>6883</meta:editing-cycles>
    <meta:editing-duration>P12DT3H36M5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3" meta:word-count="537" meta:character-count="3379" meta:non-whitespace-character-count="2869"/>
    <meta:user-defined meta:name="Info 1"/>
    <meta:user-defined meta:name="Info 2"/>
    <meta:user-defined meta:name="Info 3"/>
    <meta:user-defined meta:name="Info 4"/>
  </office:meta>
</office:document-meta>
</file>